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9a1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9a1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هُمَزَةِ]</text:h>
      <text:p text:style-name="P2" loext:marker-style-name="T2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وَيْــلٌ لِّكُــلّۣ هُمَزَةٍ لُّمَزَةٖ </text:span><text:span text:style-name="T4">(1)</text:span><text:span text:style-name="T2"> </text:span><text:span text:style-name="T3">۱ﻟ﮲</text:span><text:span text:style-name="T2"> جَمَعَ مَالًا وَعَدَّدَهُ„ </text:span><text:span text:style-name="T4">(2)</text:span><text:span text:style-name="T2"> يَحْسِبُ أَنَّ مَالَهُ; أَخْلَدَهُ„ </text:span><text:span text:style-name="T4">(3)</text:span><text:span text:style-name="T2"> كَلؐاَّ لَيُنۢبَذَنَّ فِى </text:span><text:span text:style-name="T3">۱</text:span><text:span text:style-name="T2">لْحُطَمَةِؐ </text:span><text:span text:style-name="T4">(4)</text:span><text:span text:style-name="T2"> وَمَآ أَدْرۭيٰــكَ مَا </text:span><text:span text:style-name="T3">۰</text:span><text:span text:style-name="T2">لْحُطَمَةُؐ </text:span><text:span text:style-name="T4">(5)</text:span><text:span text:style-name="T2"> نَارُ </text:span><text:span text:style-name="T3">۴</text:span><text:span text:style-name="T2">للَّهِ </text:span><text:span text:style-name="T3">۱</text:span><text:span text:style-name="T2">لْمُوقَدَةُ </text:span><text:span text:style-name="T4">(6)</text:span><text:span text:style-name="T2"> </text:span><text:span text:style-name="T3">۴</text:span><text:span text:style-name="T2">لتِى تَطَّلِعُ عَلَــي </text:span><text:span text:style-name="T3">۰</text:span><text:span text:style-name="T2">لاَفْـِٕدَةِؐ </text:span><text:span text:style-name="T4">(7)</text:span><text:span text:style-name="T2"> إِنَّهَا عَلَيْهِم مُّوصَدَةٌ </text:span><text:span text:style-name="T4">(8)</text:span><text:span text:style-name="T2"> فِى عَمَدٍ مُّمَدَّدَةٖ </text:span><text:span text:style-name="T4">(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29.209900350</meta:creation-date>
    <dc:date>2025-03-03T14:48:42.028046894</dc:date>
    <meta:editing-duration>PT15S</meta:editing-duration>
    <meta:editing-cycles>1</meta:editing-cycles>
    <meta:document-statistic meta:table-count="0" meta:image-count="0" meta:object-count="0" meta:page-count="1" meta:paragraph-count="2" meta:word-count="48" meta:character-count="250" meta:non-whitespace-character-count="203"/>
    <meta:generator>LibreOffice/24.8.2.1$Linux_X86_64 LibreOffice_project/0f794b6e29741098670a3b95d60478a65d05ef13</meta:generator>
  </office:meta>
</office:document-meta>
</file>